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60000001E192F649CB70F47B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1" style:family="table-row">
      <style:table-row-properties style:min-row-height="1.60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1d6202" officeooo:paragraph-rsid="001d6202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officeooo:paragraph-rsid="001d6202" style:font-size-asian="11pt" style:font-size-complex="11pt"/>
    </style:style>
    <style:style style:name="P5" style:family="paragraph" style:parent-style-name="Table_20_Contents">
      <style:text-properties officeooo:paragraph-rsid="002c0d42"/>
    </style:style>
    <style:style style:name="P6" style:family="paragraph" style:parent-style-name="Table_20_Contents">
      <style:text-properties officeooo:paragraph-rsid="001d6202"/>
    </style:style>
    <style:style style:name="P7" style:family="paragraph" style:parent-style-name="Table_20_Contents">
      <style:text-properties officeooo:paragraph-rsid="002dae86"/>
    </style:style>
    <style:style style:name="P8" style:family="paragraph" style:parent-style-name="Table_20_Contents">
      <style:text-properties officeooo:rsid="002dae86" officeooo:paragraph-rsid="002dae86"/>
    </style:style>
    <style:style style:name="P9" style:family="paragraph" style:parent-style-name="Text_20_body">
      <style:text-properties fo:font-size="2pt" officeooo:paragraph-rsid="001d6202" style:font-size-asian="1.75pt" style:font-size-complex="2pt"/>
    </style:style>
    <style:style style:name="P10" style:family="paragraph" style:parent-style-name="Text_20_body">
      <style:text-properties officeooo:paragraph-rsid="002f46e5"/>
    </style:style>
    <style:style style:name="P11" style:family="paragraph" style:parent-style-name="Text_20_body">
      <style:text-properties officeooo:paragraph-rsid="0027a8ee"/>
    </style:style>
    <style:style style:name="P12" style:family="paragraph" style:parent-style-name="Table_20_Contents">
      <style:text-properties fo:font-size="11pt" officeooo:rsid="003010bc" officeooo:paragraph-rsid="003010bc" style:font-size-asian="11pt" style:font-size-complex="11pt"/>
    </style:style>
    <style:style style:name="P13" style:family="paragraph" style:parent-style-name="Standard" style:list-style-name="L1"/>
    <style:style style:name="P14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48a0" style:font-weight-asian="bold" style:font-weight-complex="bold"/>
    </style:style>
    <style:style style:name="T4" style:family="text">
      <style:text-properties fo:font-weight="bold" officeooo:rsid="00233438" style:font-weight-asian="bold" style:font-weight-complex="bold"/>
    </style:style>
    <style:style style:name="T5" style:family="text">
      <style:text-properties fo:font-weight="bold" officeooo:rsid="002f46e5" style:font-weight-asian="bold" style:font-weight-complex="bold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loext:opacity="100%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loext:opacity="100%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fo:color="#c9211e" loext:opacity="100%" fo:font-weight="bold" officeooo:rsid="002e48a0" style:font-weight-asian="bold" style:font-weight-complex="bold"/>
    </style:style>
    <style:style style:name="T14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15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17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style:font-name="DejaVu Sans" fo:font-size="11pt" officeooo:rsid="002fe09a" style:font-size-asian="10.5pt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1.439cm" svg:y="-1.085cm" svg:width="2.275cm" svg:height="0.794cm" draw:z-index="0"><draw:image xlink:href="Pictures/10000000000000560000001E192F649CB70F47BC.png" xlink:type="simple" xlink:show="embed" xlink:actuate="onLoad" draw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3">i</text:span><text:span text:style-name="T13">ndiquer les tâches de chaque membre du groupe et son investissement</text:span><text:span text:style-name="T1"> dans le projet tuteuré. Pour le pourcentage, il faut tenir compte de deux choses :</text:span></text:p>
      <text:list xml:id="list649872552" text:style-name="L1">
        <text:list-item>
          <text:list>
            <text:list-item>
              <text:list>
                <text:list-item>
                  <text:p text:style-name="P13">essentiellement <text:span text:style-name="T2">ce qui a été fait par rapport à ce qui était demandé – en tenant compte de la difficulté, de la quantité et de la qualité du travail </text:span>;</text:p>
                </text:list-item>
                <text:list-item>
                  <text:p text:style-name="P14">et <text:span text:style-name="T2">situer quelque peu cet investissement par rapport à celui des autres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11"><text:span text:style-name="T8">Chaque membre du groupe (y compris l</text:span><text:span text:style-name="T21">a</text:span><text:span text:style-name="T8"> ou l</text:span><text:span text:style-name="T21">e</text:span><text:span text:style-name="T8"> chef·fe de projet) la remplit individuellement.</text:span></text:p>
      <text:p text:style-name="P10"><text:span text:style-name="T8">Chaque membre du groupe</text:span><text:span text:style-name="T4"> la transmet à la cheffe </text:span><text:span text:style-name="T5">ou </text:span><text:span text:style-name="T4">au chef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3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3">Investissement dans le projet tuteuré</text:p>
            <text:p text:style-name="P3">(en pourcentage)</text:p>
          </table:table-cell>
          <table:table-cell table:style-name="Tableau2.D1" office:value-type="string">
            <text:p text:style-name="P3">Remarques</text:p>
          </table:table-cell>
        </table:table-row>
        <table:table-row>
          <table:table-cell table:style-name="Tableau2.A2" office:value-type="string">
            <text:p text:style-name="P5"><text:span text:style-name="T20">2</text:span><text:span text:style-name="T15">/</text:span><text:span text:style-name="T16">10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12">2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20">9</text:span><text:span text:style-name="T17">/10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20">16</text:span><text:span text:style-name="T18">/10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18">2</text:span><text:span text:style-name="T20">3</text:span><text:span text:style-name="T18">/10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20">30</text:span><text:span text:style-name="T17">/1</text:span><text:span text:style-name="T14">0</text:span><text:span text:style-name="T17">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20">6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20">13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17">2</text:span><text:span text:style-name="T20">0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18">2</text:span><text:span text:style-name="T20">7</text:span><text:span text:style-name="T18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6"><text:span text:style-name="T20">4</text:span><text:span text:style-name="T17">/12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8"><text:span text:style-name="T19">11</text:span><text:span text:style-name="T17">/12/</text:span><text:span text:style-name="T19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7"><text:span text:style-name="T20">18</text:span><text:span text:style-name="T17">/12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style:contextual-spacing="false" fo:text-align="center" style:justify-single-word="false" fo:text-indent="0cm" style:auto-text-indent="false" style:page-number="auto" fo:keep-with-next="always"/>
      <style:text-properties fo:color="#000066" loext:opacity="100%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style:contextual-spacing="false" fo:text-align="justify" style:justify-single-word="false" fo:text-indent="0cm" style:auto-text-indent="false"/>
      <style:text-properties fo:color="#000099" loext:opacity="100%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style:contextual-spacing="false" fo:text-align="justify" style:justify-single-word="false" fo:text-indent="0.499cm" style:auto-text-indent="false"/>
      <style:text-properties fo:color="#0000cc" loext:opacity="100%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style:contextual-spacing="false" fo:text-align="justify" style:justify-single-word="false" fo:text-indent="1cm" style:auto-text-indent="false" style:page-number="auto"/>
      <style:text-properties fo:color="#0000ff" loext:opacity="100%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style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23T16:58:59.429799776</meta:creation-date>
    <meta:editing-duration>PT2H14M53S</meta:editing-duration>
    <meta:editing-cycles>22</meta:editing-cycles>
    <meta:generator>LibreOffice/7.0.1.2$Windows_X86_64 LibreOffice_project/7cbcfc562f6eb6708b5ff7d7397325de9e764452</meta:generator>
    <dc:title>cours</dc:title>
    <dc:date>2020-10-01T09:17:19.501000000</dc:date>
    <meta:document-statistic meta:table-count="1" meta:image-count="1" meta:object-count="0" meta:page-count="1" meta:paragraph-count="25" meta:word-count="178" meta:character-count="1067" meta:non-whitespace-character-count="913"/>
    <meta:template xlink:type="simple" xlink:actuate="onRequest" xlink:title="cours" xlink:href="../../../../../../../../.config/libreoffice/4/user/template/cours1.ott" meta:date="2017-06-23T16:58:59.281490126"/>
  </office:meta>
</office:document-meta>
</file>